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BrLen1</text:p>
          </table:table-cell>
          <table:table-cell office:value-type="string">
            <text:p>BrLen2</text:p>
          </table:table-cell>
          <table:table-cell office:value-type="string">
            <text:p>T92.kappa</text:p>
          </table:table-cell>
          <table:table-cell office:value-type="string">
            <text:p>T92.theta</text:p>
          </table:table-cell>
          <table:table-cell office:value-type="string">
            <text:p>NHM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sulfu_mo</text:p>
          </table:table-cell>
          <table:table-cell office:value-type="float" office:value="0.0315734">
            <text:p>0,0315734</text:p>
          </table:table-cell>
          <table:table-cell office:value-type="float" office:value="0.034">
            <text:p>0,034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425">
            <text:p>0,7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lfolo_so</text:p>
          </table:table-cell>
          <table:table-cell office:value-type="float" office:value="0.0306708">
            <text:p>0,0306708</text:p>
          </table:table-cell>
          <table:table-cell office:value-type="float" office:value="0.0302">
            <text:p>0,0302</text:p>
          </table:table-cell>
          <table:table-cell office:value-type="float" office:value="3.10041">
            <text:p>3,10041</text:p>
          </table:table-cell>
          <table:table-cell office:value-type="float" office:value="0.598646">
            <text:p>0,598646</text:p>
          </table:table-cell>
          <table:table-cell office:value-type="float" office:value="0.4356">
            <text:p>0,4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lfolo_ac</text:p>
          </table:table-cell>
          <table:table-cell office:value-type="float" office:value="0.0032003">
            <text:p>0,0032003</text:p>
          </table:table-cell>
          <table:table-cell office:value-type="float" office:value="0.0021">
            <text:p>0,0021</text:p>
          </table:table-cell>
          <table:table-cell office:value-type="float" office:value="3.10041">
            <text:p>3,10041</text:p>
          </table:table-cell>
          <table:table-cell office:value-type="float" office:value="0.598646">
            <text:p>0,598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.0113498">
            <text:p>0,0113498</text:p>
          </table:table-cell>
          <table:table-cell office:value-type="float" office:value="0.008221">
            <text:p>0,008221</text:p>
          </table:table-cell>
          <table:table-cell office:value-type="float" office:value="3.10041">
            <text:p>3,10041</text:p>
          </table:table-cell>
          <table:table-cell office:value-type="float" office:value="0.598646">
            <text:p>0,598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idian_in</text:p>
          </table:table-cell>
          <table:table-cell office:value-type="float" office:value="0.0456485">
            <text:p>0,0456485</text:p>
          </table:table-cell>
          <table:table-cell office:value-type="float" office:value="0.0472">
            <text:p>0,0472</text:p>
          </table:table-cell>
          <table:table-cell office:value-type="float" office:value="3.10041">
            <text:p>3,10041</text:p>
          </table:table-cell>
          <table:table-cell office:value-type="float" office:value="0.598646">
            <text:p>0,598646</text:p>
          </table:table-cell>
          <table:table-cell office:value-type="float" office:value="0.6701">
            <text:p>0,670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.0517854">
            <text:p>0,0517854</text:p>
          </table:table-cell>
          <table:table-cell office:value-type="float" office:value="0.050913">
            <text:p>0,050913</text:p>
          </table:table-cell>
          <table:table-cell office:value-type="float" office:value="3.10041">
            <text:p>3,10041</text:p>
          </table:table-cell>
          <table:table-cell office:value-type="float" office:value="0.598646">
            <text:p>0,598646</text:p>
          </table:table-cell>
          <table:table-cell office:value-type="float" office:value="0.7192">
            <text:p>0,7192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023487">
            <text:p>0,023487</text:p>
          </table:table-cell>
          <table:table-cell office:value-type="float" office:value="0.023438">
            <text:p>0,023438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577">
            <text:p>0,75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eropyr_pe</text:p>
          </table:table-cell>
          <table:table-cell office:value-type="float" office:value="0.0350643">
            <text:p>0,0350643</text:p>
          </table:table-cell>
          <table:table-cell office:value-type="float" office:value="0.0382">
            <text:p>0,0382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8473">
            <text:p>0,847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232933">
            <text:p>0,0232933</text:p>
          </table:table-cell>
          <table:table-cell office:value-type="float" office:value="0.025218">
            <text:p>0,025218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8609">
            <text:p>0,86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rmof_pe</text:p>
          </table:table-cell>
          <table:table-cell office:value-type="float" office:value="0.0799874">
            <text:p>0,0799874</text:p>
          </table:table-cell>
          <table:table-cell office:value-type="float" office:value="0.076">
            <text:p>0,076</text:p>
          </table:table-cell>
          <table:table-cell office:value-type="float" office:value="3.10041">
            <text:p>3,10041</text:p>
          </table:table-cell>
          <table:table-cell office:value-type="float" office:value="0.621593">
            <text:p>0,621593</text:p>
          </table:table-cell>
          <table:table-cell office:value-type="float" office:value="0.6244">
            <text:p>0,62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0.0372744">
            <text:p>0,0372744</text:p>
          </table:table-cell>
          <table:table-cell office:value-type="float" office:value="0.038204">
            <text:p>0,038204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833">
            <text:p>0,78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oarc_eq</text:p>
          </table:table-cell>
          <table:table-cell office:value-type="float" office:value="0.168195">
            <text:p>0,168195</text:p>
          </table:table-cell>
          <table:table-cell office:value-type="float" office:value="0.1745">
            <text:p>0,1745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836">
            <text:p>0,78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0.0122941">
            <text:p>0,0122941</text:p>
          </table:table-cell>
          <table:table-cell office:value-type="float" office:value="0.019512">
            <text:p>0,019512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yrococ_fu</text:p>
          </table:table-cell>
          <table:table-cell office:value-type="float" office:value="0.0140489">
            <text:p>0,0140489</text:p>
          </table:table-cell>
          <table:table-cell office:value-type="float" office:value="0.0148">
            <text:p>0,0148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926">
            <text:p>0,79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yrococ_ho</text:p>
          </table:table-cell>
          <table:table-cell table:style-name="ce1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yrococ_ab</text:p>
          </table:table-cell>
          <table:table-cell table:style-name="ce1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1" office:value-type="string">
            <text:p>1e-06</text:p>
          </table:table-cell>
          <table:table-cell table:style-name="ce1" office:value-type="string">
            <text:p>1e-06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0.00376409">
            <text:p>0,00376409</text:p>
          </table:table-cell>
          <table:table-cell office:value-type="float" office:value="0.004968">
            <text:p>0,004968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ermoc_ce</text:p>
          </table:table-cell>
          <table:table-cell office:value-type="float" office:value="0.00369521">
            <text:p>0,00369521</text:p>
          </table:table-cell>
          <table:table-cell office:value-type="float" office:value="0.0104">
            <text:p>0,0104</text:p>
          </table:table-cell>
          <table:table-cell office:value-type="float" office:value="3.10041">
            <text:p>3,10041</text:p>
          </table:table-cell>
          <table:table-cell table:style-name="ce1" office:value-type="string">
            <text:p>1e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0.0433768">
            <text:p>0,0433768</text:p>
          </table:table-cell>
          <table:table-cell office:value-type="float" office:value="0.04574">
            <text:p>0,04574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625">
            <text:p>0,76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thano_ka</text:p>
          </table:table-cell>
          <table:table-cell office:value-type="float" office:value="0.0650057">
            <text:p>0,0650057</text:p>
          </table:table-cell>
          <table:table-cell office:value-type="float" office:value="0.0709">
            <text:p>0,0709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8304">
            <text:p>0,83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1" office:value-type="string">
            <text:p>1e-06</text:p>
          </table:table-cell>
          <table:table-cell office:value-type="float" office:value="0.003909">
            <text:p>0,003909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thano_ma</text:p>
          </table:table-cell>
          <table:table-cell office:value-type="float" office:value="0.052122">
            <text:p>0,052122</text:p>
          </table:table-cell>
          <table:table-cell office:value-type="float" office:value="0.05">
            <text:p>0,05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431">
            <text:p>0,4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thano_ac</text:p>
          </table:table-cell>
          <table:table-cell office:value-type="float" office:value="0.0625342">
            <text:p>0,0625342</text:p>
          </table:table-cell>
          <table:table-cell office:value-type="float" office:value="0.0634">
            <text:p>0,0634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6204">
            <text:p>0,62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0.0394013">
            <text:p>0,0394013</text:p>
          </table:table-cell>
          <table:table-cell office:value-type="float" office:value="0.038319">
            <text:p>0,038319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4029">
            <text:p>0,402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lofer_me</text:p>
          </table:table-cell>
          <table:table-cell office:value-type="float" office:value="0.011419">
            <text:p>0,011419</text:p>
          </table:table-cell>
          <table:table-cell office:value-type="float" office:value="0.0098">
            <text:p>0,0098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306">
            <text:p>0,3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trono_ma</text:p>
          </table:table-cell>
          <table:table-cell office:value-type="float" office:value="0.0535969">
            <text:p>0,0535969</text:p>
          </table:table-cell>
          <table:table-cell office:value-type="float" office:value="0.0523">
            <text:p>0,0523</text:p>
          </table:table-cell>
          <table:table-cell office:value-type="float" office:value="3.10041">
            <text:p>3,10041</text:p>
          </table:table-cell>
          <table:table-cell office:value-type="float" office:value="0.592834">
            <text:p>0,592834</text:p>
          </table:table-cell>
          <table:table-cell office:value-type="float" office:value="0.569">
            <text:p>0,56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aloarc_ma</text:p>
          </table:table-cell>
          <table:table-cell office:value-type="float" office:value="0.0278263">
            <text:p>0,0278263</text:p>
          </table:table-cell>
          <table:table-cell office:value-type="float" office:value="0.0267">
            <text:p>0,0267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5615">
            <text:p>0,56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0.0103967">
            <text:p>0,0103967</text:p>
          </table:table-cell>
          <table:table-cell office:value-type="float" office:value="0.012628">
            <text:p>0,012628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0.129745">
            <text:p>0,129745</text:p>
          </table:table-cell>
          <table:table-cell office:value-type="float" office:value="0.130594">
            <text:p>0,130594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5814">
            <text:p>0,58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0.0317263">
            <text:p>0,0317263</text:p>
          </table:table-cell>
          <table:table-cell office:value-type="float" office:value="0.029385">
            <text:p>0,029385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3317">
            <text:p>0,33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rchaeo_fu</text:p>
          </table:table-cell>
          <table:table-cell office:value-type="float" office:value="0.0485054">
            <text:p>0,0485054</text:p>
          </table:table-cell>
          <table:table-cell office:value-type="float" office:value="0.0565">
            <text:p>0,0565</text:p>
          </table:table-cell>
          <table:table-cell office:value-type="float" office:value="3.10041">
            <text:p>3,10041</text:p>
          </table:table-cell>
          <table:table-cell office:value-type="float" office:value="0.812196">
            <text:p>0,812196</text:p>
          </table:table-cell>
          <table:table-cell office:value-type="float" office:value="0.8023">
            <text:p>0,80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1" office:value-type="string">
            <text:p>1e-06</text:p>
          </table:table-cell>
          <table:table-cell table:style-name="ce1" office:value-type="string">
            <text:p>1e-06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ermop_ac</text:p>
          </table:table-cell>
          <table:table-cell office:value-type="float" office:value="0.210744">
            <text:p>0,210744</text:p>
          </table:table-cell>
          <table:table-cell office:value-type="float" office:value="0.2092">
            <text:p>0,2092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4491">
            <text:p>0,4491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0.00280484">
            <text:p>0,00280484</text:p>
          </table:table-cell>
          <table:table-cell office:value-type="float" office:value="0.002602">
            <text:p>0,002602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ethano_va</text:p>
          </table:table-cell>
          <table:table-cell office:value-type="float" office:value="0.0430634">
            <text:p>0,0430634</text:p>
          </table:table-cell>
          <table:table-cell office:value-type="float" office:value="0.0639">
            <text:p>0,0639</text:p>
          </table:table-cell>
          <table:table-cell office:value-type="float" office:value="3.10041">
            <text:p>3,10041</text:p>
          </table:table-cell>
          <table:table-cell office:value-type="float" office:value="0.171018">
            <text:p>0,171018</text:p>
          </table:table-cell>
          <table:table-cell office:value-type="float" office:value="0.1783">
            <text:p>0,178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ethano_ja</text:p>
          </table:table-cell>
          <table:table-cell office:value-type="float" office:value="0.014518">
            <text:p>0,014518</text:p>
          </table:table-cell>
          <table:table-cell office:value-type="float" office:value="0.016">
            <text:p>0,016</text:p>
          </table:table-cell>
          <table:table-cell office:value-type="float" office:value="3.10041">
            <text:p>3,10041</text:p>
          </table:table-cell>
          <table:table-cell office:value-type="float" office:value="0.741384">
            <text:p>0,741384</text:p>
          </table:table-cell>
          <table:table-cell office:value-type="float" office:value="0.7963">
            <text:p>0,79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0.0310739">
            <text:p>0,0310739</text:p>
          </table:table-cell>
          <table:table-cell office:value-type="float" office:value="0.031238">
            <text:p>0,031238</text:p>
          </table:table-cell>
          <table:table-cell office:value-type="float" office:value="3.10041">
            <text:p>3,10041</text:p>
          </table:table-cell>
          <table:table-cell office:value-type="float" office:value="0.741384">
            <text:p>0,741384</text:p>
          </table:table-cell>
          <table:table-cell office:value-type="float" office:value="0.6875">
            <text:p>0,68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0.0032131">
            <text:p>0,0032131</text:p>
          </table:table-cell>
          <table:table-cell office:value-type="float" office:value="0.003441">
            <text:p>0,003441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ethano_th</text:p>
          </table:table-cell>
          <table:table-cell office:value-type="float" office:value="0.0883239">
            <text:p>0,0883239</text:p>
          </table:table-cell>
          <table:table-cell office:value-type="float" office:value="0.0851">
            <text:p>0,0851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4221">
            <text:p>0,4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0.0402441">
            <text:p>0,0402441</text:p>
          </table:table-cell>
          <table:table-cell office:value-type="float" office:value="0.037188">
            <text:p>0,037188</text:p>
          </table:table-cell>
          <table:table-cell office:value-type="float" office:value="3.10041">
            <text:p>3,10041</text:p>
          </table:table-cell>
          <table:table-cell office:value-type="float" office:value="0.493728">
            <text:p>0,493728</text:p>
          </table:table-cell>
          <table:table-cell office:value-type="float" office:value="0.6665">
            <text:p>0,6665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0.0102429">
            <text:p>0,0102429</text:p>
          </table:table-cell>
          <table:table-cell office:value-type="float" office:value="0.008326">
            <text:p>0,008326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0.0581213">
            <text:p>0,0581213</text:p>
          </table:table-cell>
          <table:table-cell office:value-type="float" office:value="0.072214">
            <text:p>0,072214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8982">
            <text:p>0,898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ermot_ma</text:p>
          </table:table-cell>
          <table:table-cell office:value-type="float" office:value="0.0674028">
            <text:p>0,0674028</text:p>
          </table:table-cell>
          <table:table-cell office:value-type="float" office:value="0.0775">
            <text:p>0,0775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7534">
            <text:p>0,75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inoco_ra</text:p>
          </table:table-cell>
          <table:table-cell office:value-type="float" office:value="0.0928714">
            <text:p>0,0928714</text:p>
          </table:table-cell>
          <table:table-cell office:value-type="float" office:value="0.0983">
            <text:p>0,0983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829">
            <text:p>0,48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rmus_th</text:p>
          </table:table-cell>
          <table:table-cell office:value-type="float" office:value="0.011803">
            <text:p>0,011803</text:p>
          </table:table-cell>
          <table:table-cell office:value-type="float" office:value="0.0233">
            <text:p>0,0233</text:p>
          </table:table-cell>
          <table:table-cell office:value-type="float" office:value="3.10041">
            <text:p>3,100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0.0480374">
            <text:p>0,0480374</text:p>
          </table:table-cell>
          <table:table-cell office:value-type="float" office:value="0.053692">
            <text:p>0,053692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6085">
            <text:p>0,608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lamyd_tr</text:p>
          </table:table-cell>
          <table:table-cell table:style-name="ce1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lamyd_mu</text:p>
          </table:table-cell>
          <table:table-cell table:style-name="ce1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0.121457">
            <text:p>0,121457</text:p>
          </table:table-cell>
          <table:table-cell office:value-type="float" office:value="0.117785">
            <text:p>0,117785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992">
            <text:p>0,49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lancto_br</text:p>
          </table:table-cell>
          <table:table-cell office:value-type="float" office:value="0.0588836">
            <text:p>0,0588836</text:p>
          </table:table-cell>
          <table:table-cell office:value-type="float" office:value="0.0588">
            <text:p>0,058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6777">
            <text:p>0,677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irellu_ma</text:p>
          </table:table-cell>
          <table:table-cell office:value-type="float" office:value="0.0652558">
            <text:p>0,0652558</text:p>
          </table:table-cell>
          <table:table-cell office:value-type="float" office:value="0.0648">
            <text:p>0,064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27">
            <text:p>0,52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emmata_ob</text:p>
          </table:table-cell>
          <table:table-cell office:value-type="float" office:value="0.104569">
            <text:p>0,104569</text:p>
          </table:table-cell>
          <table:table-cell office:value-type="float" office:value="0.105">
            <text:p>0,105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6839">
            <text:p>0,6839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0.024592">
            <text:p>0,024592</text:p>
          </table:table-cell>
          <table:table-cell office:value-type="float" office:value="0.025263">
            <text:p>0,025263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919">
            <text:p>0,4919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0.118831">
            <text:p>0,118831</text:p>
          </table:table-cell>
          <table:table-cell office:value-type="float" office:value="0.115488">
            <text:p>0,11548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691">
            <text:p>0,5691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0.0123815">
            <text:p>0,0123815</text:p>
          </table:table-cell>
          <table:table-cell office:value-type="float" office:value="0.014036">
            <text:p>0,014036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scheri_co</text:p>
          </table:table-cell>
          <table:table-cell office:value-type="float" office:value="0.0159137">
            <text:p>0,0159137</text:p>
          </table:table-cell>
          <table:table-cell office:value-type="float" office:value="0.0093">
            <text:p>0,0093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uchner_ap</text:p>
          </table:table-cell>
          <table:table-cell office:value-type="float" office:value="0.0495465">
            <text:p>0,0495465</text:p>
          </table:table-cell>
          <table:table-cell office:value-type="float" office:value="0.0548">
            <text:p>0,054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3019">
            <text:p>0,30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0.00838607">
            <text:p>0,00838607</text:p>
          </table:table-cell>
          <table:table-cell office:value-type="float" office:value="0.007696">
            <text:p>0,007696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1397">
            <text:p>0,139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steur_mu</text:p>
          </table:table-cell>
          <table:table-cell office:value-type="float" office:value="0.044033">
            <text:p>0,044033</text:p>
          </table:table-cell>
          <table:table-cell office:value-type="float" office:value="0.0375">
            <text:p>0,0375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953">
            <text:p>0,49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1" office:value-type="string">
            <text:p>1e-06</text:p>
          </table:table-cell>
          <table:table-cell office:value-type="float" office:value="0.00871">
            <text:p>0,00871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ibrio_ch</text:p>
          </table:table-cell>
          <table:table-cell office:value-type="float" office:value="0.0368366">
            <text:p>0,0368366</text:p>
          </table:table-cell>
          <table:table-cell office:value-type="float" office:value="0.0349">
            <text:p>0,0349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836">
            <text:p>0,5836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0.0126541">
            <text:p>0,0126541</text:p>
          </table:table-cell>
          <table:table-cell office:value-type="float" office:value="0.010448">
            <text:p>0,01044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6432">
            <text:p>0,643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seudom_ae</text:p>
          </table:table-cell>
          <table:table-cell office:value-type="float" office:value="0.0453871">
            <text:p>0,0453871</text:p>
          </table:table-cell>
          <table:table-cell office:value-type="float" office:value="0.0478">
            <text:p>0,0478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744">
            <text:p>0,57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0.0209116">
            <text:p>0,0209116</text:p>
          </table:table-cell>
          <table:table-cell office:value-type="float" office:value="0.020541">
            <text:p>0,020541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7547">
            <text:p>0,75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Xylella_fa</text:p>
          </table:table-cell>
          <table:table-cell office:value-type="float" office:value="0.0434909">
            <text:p>0,0434909</text:p>
          </table:table-cell>
          <table:table-cell office:value-type="float" office:value="0.044">
            <text:p>0,044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771">
            <text:p>0,477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0.0337218">
            <text:p>0,0337218</text:p>
          </table:table-cell>
          <table:table-cell office:value-type="float" office:value="0.02902">
            <text:p>0,02902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2755">
            <text:p>0,275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Rickett_pr</text:p>
          </table:table-cell>
          <table:table-cell office:value-type="float" office:value="0.0789136">
            <text:p>0,0789136</text:p>
          </table:table-cell>
          <table:table-cell office:value-type="float" office:value="0.0806">
            <text:p>0,0806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3906">
            <text:p>0,3906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0.019737">
            <text:p>0,019737</text:p>
          </table:table-cell>
          <table:table-cell office:value-type="float" office:value="0.023959">
            <text:p>0,023959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8324">
            <text:p>0,832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elicob_py</text:p>
          </table:table-cell>
          <table:table-cell office:value-type="float" office:value="0.0447817">
            <text:p>0,0447817</text:p>
          </table:table-cell>
          <table:table-cell office:value-type="float" office:value="0.0429">
            <text:p>0,0429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361">
            <text:p>0,43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mpylo_je</text:p>
          </table:table-cell>
          <table:table-cell office:value-type="float" office:value="0.069692">
            <text:p>0,069692</text:p>
          </table:table-cell>
          <table:table-cell office:value-type="float" office:value="0.0703">
            <text:p>0,0703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248">
            <text:p>0,4248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0.03659">
            <text:p>0,03659</text:p>
          </table:table-cell>
          <table:table-cell office:value-type="float" office:value="0.034105">
            <text:p>0,034105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877">
            <text:p>0,58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float" office:value="0.0145965">
            <text:p>0,0145965</text:p>
          </table:table-cell>
          <table:table-cell office:value-type="float" office:value="0.014312">
            <text:p>0,014312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1946">
            <text:p>0,194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voba_od</text:p>
          </table:table-cell>
          <table:table-cell office:value-type="float" office:value="0.063098">
            <text:p>0,063098</text:p>
          </table:table-cell>
          <table:table-cell office:value-type="float" office:value="0.064">
            <text:p>0,064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631">
            <text:p>0,463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Bactero_fr</text:p>
          </table:table-cell>
          <table:table-cell office:value-type="float" office:value="0.0715952">
            <text:p>0,0715952</text:p>
          </table:table-cell>
          <table:table-cell office:value-type="float" office:value="0.0693">
            <text:p>0,0693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306">
            <text:p>0,53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0.0992071">
            <text:p>0,0992071</text:p>
          </table:table-cell>
          <table:table-cell office:value-type="float" office:value="0.099199">
            <text:p>0,099199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5051">
            <text:p>0,50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hlorob_li</text:p>
          </table:table-cell>
          <table:table-cell office:value-type="float" office:value="0.0911072">
            <text:p>0,0911072</text:p>
          </table:table-cell>
          <table:table-cell office:value-type="float" office:value="0.0935">
            <text:p>0,0935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657">
            <text:p>0,465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0.026727">
            <text:p>0,026727</text:p>
          </table:table-cell>
          <table:table-cell office:value-type="float" office:value="0.018687">
            <text:p>0,018687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438">
            <text:p>0,4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0.0268809">
            <text:p>0,0268809</text:p>
          </table:table-cell>
          <table:table-cell office:value-type="float" office:value="0.030919">
            <text:p>0,030919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.1276">
            <text:p>0,1276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ce1" office:value-type="string">
            <text:p>1e-06</text:p>
          </table:table-cell>
          <table:table-cell table:style-name="ce1" office:value-type="string">
            <text:p>1e-06</text:p>
          </table:table-cell>
          <table:table-cell office:value-type="float" office:value="3.10041">
            <text:p>3,10041</text:p>
          </table:table-cell>
          <table:table-cell office:value-type="float" office:value="0.498261">
            <text:p>0,498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orreli_bu</text:p>
          </table:table-cell>
          <table:table-cell office:value-type="float" office:value="0.0648927">
            <text:p>0,0648927</text:p>
          </table:table-cell>
          <table:table-cell office:value-type="float" office:value="0.0671">
            <text:p>0,0671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2506">
            <text:p>0,250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repone_pa</text:p>
          </table:table-cell>
          <table:table-cell office:value-type="float" office:value="0.066834">
            <text:p>0,066834</text:p>
          </table:table-cell>
          <table:table-cell office:value-type="float" office:value="0.0707">
            <text:p>0,0707</text:p>
          </table:table-cell>
          <table:table-cell office:value-type="float" office:value="3.10041">
            <text:p>3,10041</text:p>
          </table:table-cell>
          <table:table-cell office:value-type="float" office:value="0.696014">
            <text:p>0,696014</text:p>
          </table:table-cell>
          <table:table-cell office:value-type="float" office:value="0.6795">
            <text:p>0,67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0.0395081">
            <text:p>0,0395081</text:p>
          </table:table-cell>
          <table:table-cell office:value-type="float" office:value="0.042514">
            <text:p>0,042514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684">
            <text:p>0,36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0.0114958">
            <text:p>0,0114958</text:p>
          </table:table-cell>
          <table:table-cell office:value-type="float" office:value="0.008196">
            <text:p>0,008196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Ureapla_ur</text:p>
          </table:table-cell>
          <table:table-cell office:value-type="float" office:value="0.0341488">
            <text:p>0,0341488</text:p>
          </table:table-cell>
          <table:table-cell office:value-type="float" office:value="0.0368">
            <text:p>0,0368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031">
            <text:p>0,40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ycopla_ge</text:p>
          </table:table-cell>
          <table:table-cell office:value-type="float" office:value="0.0588544">
            <text:p>0,0588544</text:p>
          </table:table-cell>
          <table:table-cell office:value-type="float" office:value="0.0593">
            <text:p>0,0593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243">
            <text:p>0,2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0.130163">
            <text:p>0,130163</text:p>
          </table:table-cell>
          <table:table-cell office:value-type="float" office:value="0.134459">
            <text:p>0,134459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31">
            <text:p>0,331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0.0061928">
            <text:p>0,0061928</text:p>
          </table:table-cell>
          <table:table-cell office:value-type="float" office:value="0.009347">
            <text:p>0,009347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ynecho_sp</text:p>
          </table:table-cell>
          <table:table-cell office:value-type="float" office:value="0.137164">
            <text:p>0,137164</text:p>
          </table:table-cell>
          <table:table-cell office:value-type="float" office:value="0.138">
            <text:p>0,138</text:p>
          </table:table-cell>
          <table:table-cell office:value-type="float" office:value="3.10041">
            <text:p>3,10041</text:p>
          </table:table-cell>
          <table:table-cell office:value-type="float" office:value="0.450297">
            <text:p>0,450297</text:p>
          </table:table-cell>
          <table:table-cell office:value-type="float" office:value="0.4548">
            <text:p>0,45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0.0349914">
            <text:p>0,0349914</text:p>
          </table:table-cell>
          <table:table-cell office:value-type="float" office:value="0.033474">
            <text:p>0,033474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101">
            <text:p>0,31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eucono_me</text:p>
          </table:table-cell>
          <table:table-cell office:value-type="float" office:value="0.029223">
            <text:p>0,029223</text:p>
          </table:table-cell>
          <table:table-cell office:value-type="float" office:value="0.0298">
            <text:p>0,0298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925">
            <text:p>0,392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actoco_la</text:p>
          </table:table-cell>
          <table:table-cell office:value-type="float" office:value="0.0542174">
            <text:p>0,0542174</text:p>
          </table:table-cell>
          <table:table-cell office:value-type="float" office:value="0.0557">
            <text:p>0,0557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61">
            <text:p>0,4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float" office:value="0.039299">
            <text:p>0,039299</text:p>
          </table:table-cell>
          <table:table-cell office:value-type="float" office:value="0.041194">
            <text:p>0,041194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2375">
            <text:p>0,237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taphyl_au</text:p>
          </table:table-cell>
          <table:table-cell office:value-type="float" office:value="0.0260766">
            <text:p>0,0260766</text:p>
          </table:table-cell>
          <table:table-cell office:value-type="float" office:value="0.0267">
            <text:p>0,0267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1213">
            <text:p>0,121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0.0138911">
            <text:p>0,0138911</text:p>
          </table:table-cell>
          <table:table-cell office:value-type="float" office:value="0.01385">
            <text:p>0,01385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2646">
            <text:p>0,26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cillu_su</text:p>
          </table:table-cell>
          <table:table-cell office:value-type="float" office:value="0.0218125">
            <text:p>0,0218125</text:p>
          </table:table-cell>
          <table:table-cell office:value-type="float" office:value="0.0241">
            <text:p>0,0241</text:p>
          </table:table-cell>
          <table:table-cell office:value-type="float" office:value="3.10041">
            <text:p>3,10041</text:p>
          </table:table-cell>
          <table:table-cell office:value-type="float" office:value="0.77594">
            <text:p>0,77594</text:p>
          </table:table-cell>
          <table:table-cell office:value-type="float" office:value="0.7579">
            <text:p>0,7579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0.00557391">
            <text:p>0,00557391</text:p>
          </table:table-cell>
          <table:table-cell office:value-type="float" office:value="0.00564">
            <text:p>0,00564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lostri_bo</text:p>
          </table:table-cell>
          <table:table-cell office:value-type="float" office:value="0.0918361">
            <text:p>0,0918361</text:p>
          </table:table-cell>
          <table:table-cell office:value-type="float" office:value="0.097">
            <text:p>0,097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502">
            <text:p>0,35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float" office:value="0.021995">
            <text:p>0,021995</text:p>
          </table:table-cell>
          <table:table-cell office:value-type="float" office:value="0.021533">
            <text:p>0,021533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37">
            <text:p>0,43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hermoa_te</text:p>
          </table:table-cell>
          <table:table-cell office:value-type="float" office:value="0.0524813">
            <text:p>0,0524813</text:p>
          </table:table-cell>
          <table:table-cell office:value-type="float" office:value="0.0518">
            <text:p>0,0518</text:p>
          </table:table-cell>
          <table:table-cell office:value-type="float" office:value="3.10041">
            <text:p>3,10041</text:p>
          </table:table-cell>
          <table:table-cell office:value-type="float" office:value="0.646665">
            <text:p>0,646665</text:p>
          </table:table-cell>
          <table:table-cell office:value-type="float" office:value="0.6545">
            <text:p>0,65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0.016248">
            <text:p>0,016248</text:p>
          </table:table-cell>
          <table:table-cell office:value-type="float" office:value="0.018946">
            <text:p>0,018946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104">
            <text:p>0,410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float" office:value="0.00500836">
            <text:p>0,00500836</text:p>
          </table:table-cell>
          <table:table-cell office:value-type="float" office:value="0.005046">
            <text:p>0,005046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ycobac_le</text:p>
          </table:table-cell>
          <table:table-cell office:value-type="float" office:value="0.0391031">
            <text:p>0,0391031</text:p>
          </table:table-cell>
          <table:table-cell office:value-type="float" office:value="0.0415">
            <text:p>0,0415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752">
            <text:p>0,475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trepto_co</text:p>
          </table:table-cell>
          <table:table-cell office:value-type="float" office:value="0.0369305">
            <text:p>0,0369305</text:p>
          </table:table-cell>
          <table:table-cell office:value-type="float" office:value="0.0383">
            <text:p>0,0383</text:p>
          </table:table-cell>
          <table:table-cell office:value-type="float" office:value="3.10041">
            <text:p>3,10041</text:p>
          </table:table-cell>
          <table:table-cell office:value-type="float" office:value="0.726251">
            <text:p>0,726251</text:p>
          </table:table-cell>
          <table:table-cell office:value-type="float" office:value="0.707">
            <text:p>0,7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float" office:value="0.0706667">
            <text:p>0,0706667</text:p>
          </table:table-cell>
          <table:table-cell office:value-type="float" office:value="0.076813">
            <text:p>0,076813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5684">
            <text:p>0,56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0.0304759">
            <text:p>0,0304759</text:p>
          </table:table-cell>
          <table:table-cell office:value-type="float" office:value="0.027963">
            <text:p>0,027963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3084">
            <text:p>0,308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float" office:value="0.0319817">
            <text:p>0,0319817</text:p>
          </table:table-cell>
          <table:table-cell office:value-type="float" office:value="0.034128">
            <text:p>0,034128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4417">
            <text:p>0,441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float" office:value="0.0277808">
            <text:p>0,0277808</text:p>
          </table:table-cell>
          <table:table-cell office:value-type="float" office:value="0.029641">
            <text:p>0,029641</text:p>
          </table:table-cell>
          <table:table-cell office:value-type="float" office:value="3.10041">
            <text:p>3,10041</text:p>
          </table:table-cell>
          <table:table-cell office:value-type="float" office:value="0.399365">
            <text:p>0,399365</text:p>
          </table:table-cell>
          <table:table-cell office:value-type="float" office:value="0.6908">
            <text:p>0,690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quifex_ae</text:p>
          </table:table-cell>
          <table:table-cell office:value-type="float" office:value="0.0727999">
            <text:p>0,0727999</text:p>
          </table:table-cell>
          <table:table-cell office:value-type="float" office:value="0.0835">
            <text:p>0,0835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8943">
            <text:p>0,894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float" office:value="0.178458">
            <text:p>0,178458</text:p>
          </table:table-cell>
          <table:table-cell office:value-type="float" office:value="0.177853">
            <text:p>0,177853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7152">
            <text:p>0,715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.31216">
            <text:p>1,31216</text:p>
          </table:table-cell>
          <table:table-cell office:value-type="float" office:value="0.302206">
            <text:p>0,302206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9816">
            <text:p>0,98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lasmod_fa</text:p>
          </table:table-cell>
          <table:table-cell office:value-type="float" office:value="0.0963333">
            <text:p>0,0963333</text:p>
          </table:table-cell>
          <table:table-cell office:value-type="float" office:value="0.1442">
            <text:p>0,1442</text:p>
          </table:table-cell>
          <table:table-cell office:value-type="float" office:value="3.10041">
            <text:p>3,10041</text:p>
          </table:table-cell>
          <table:table-cell office:value-type="float" office:value="0.265418">
            <text:p>0,265418</text:p>
          </table:table-cell>
          <table:table-cell office:value-type="float" office:value="0.3247">
            <text:p>0,324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oxopla_go</text:p>
          </table:table-cell>
          <table:table-cell office:value-type="float" office:value="0.0252681">
            <text:p>0,0252681</text:p>
          </table:table-cell>
          <table:table-cell office:value-type="float" office:value="0.1099">
            <text:p>0,1099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3488">
            <text:p>0,348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0.0096825">
            <text:p>0,0096825</text:p>
          </table:table-cell>
          <table:table-cell office:value-type="float" office:value="0.001762">
            <text:p>0,001762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uplote_ae</text:p>
          </table:table-cell>
          <table:table-cell office:value-type="float" office:value="0.0936745">
            <text:p>0,0936745</text:p>
          </table:table-cell>
          <table:table-cell office:value-type="float" office:value="0.109">
            <text:p>0,109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2727">
            <text:p>0,2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etrahy_th</text:p>
          </table:table-cell>
          <table:table-cell office:value-type="float" office:value="0.00454127">
            <text:p>0,00454127</text:p>
          </table:table-cell>
          <table:table-cell office:value-type="float" office:value="0.0234">
            <text:p>0,0234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6703">
            <text:p>0,670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etrahy_py</text:p>
          </table:table-cell>
          <table:table-cell table:style-name="ce1" office:value-type="string">
            <text:p>1e-06</text:p>
          </table:table-cell>
          <table:table-cell office:value-type="float" office:value="0.008796">
            <text:p>0,008796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float" office:value="0.086236">
            <text:p>0,086236</text:p>
          </table:table-cell>
          <table:table-cell office:value-type="float" office:value="0.0915">
            <text:p>0,0915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3775">
            <text:p>0,377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float" office:value="0.0133593">
            <text:p>0,0133593</text:p>
          </table:table-cell>
          <table:table-cell office:value-type="float" office:value="0.0045">
            <text:p>0,0045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float" office:value="0.0137555">
            <text:p>0,0137555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cytosi_lo</text:p>
          </table:table-cell>
          <table:table-cell office:value-type="float" office:value="0.0356491">
            <text:p>0,0356491</text:p>
          </table:table-cell>
          <table:table-cell office:value-type="float" office:value="0.086604">
            <text:p>0,086604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3877">
            <text:p>0,387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hytoph_me</text:p>
          </table:table-cell>
          <table:table-cell office:value-type="float" office:value="0.0347705">
            <text:p>0,0347705</text:p>
          </table:table-cell>
          <table:table-cell office:value-type="float" office:value="0.013497">
            <text:p>0,013497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4488">
            <text:p>0,448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float" office:value="0.024905">
            <text:p>0,024905</text:p>
          </table:table-cell>
          <table:table-cell office:value-type="float" office:value="0.011481">
            <text:p>0,011481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1619">
            <text:p>0,16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float" office:value="0.00454818">
            <text:p>0,00454818</text:p>
          </table:table-cell>
          <table:table-cell office:value-type="float" office:value="0.0339">
            <text:p>0,0339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6861">
            <text:p>0,686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yza_sa</text:p>
          </table:table-cell>
          <table:table-cell office:value-type="float" office:value="0.00268998">
            <text:p>0,00268998</text:p>
          </table:table-cell>
          <table:table-cell office:value-type="float" office:value="0.0362">
            <text:p>0,0362</text:p>
          </table:table-cell>
          <table:table-cell office:value-type="float" office:value="3.10041">
            <text:p>3,10041</text:p>
          </table:table-cell>
          <table:table-cell office:value-type="float" office:value="1">
            <text:p>1</text:p>
          </table:table-cell>
          <table:table-cell office:value-type="float" office:value="0.6665">
            <text:p>0,666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corus_gr</text:p>
          </table:table-cell>
          <table:table-cell office:value-type="float" office:value="0.00452902">
            <text:p>0,00452902</text:p>
          </table:table-cell>
          <table:table-cell office:value-type="float" office:value="0.026487">
            <text:p>0,026487</text:p>
          </table:table-cell>
          <table:table-cell office:value-type="float" office:value="3.10041">
            <text:p>3,10041</text:p>
          </table:table-cell>
          <table:table-cell office:value-type="float" office:value="0.501223">
            <text:p>0,501223</text:p>
          </table:table-cell>
          <table:table-cell office:value-type="float" office:value="0.3023">
            <text:p>0,30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table:style-name="ce1" office:value-type="string">
            <text:p>1e-06</text:p>
          </table:table-cell>
          <table:table-cell office:value-type="float" office:value="0.002632">
            <text:p>0,002632</text:p>
          </table:table-cell>
          <table:table-cell office:value-type="float" office:value="3.10041">
            <text:p>3,10041</text:p>
          </table:table-cell>
          <table:table-cell office:value-type="float" office:value="0.499545">
            <text:p>0,499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rabido_th</text:p>
          </table:table-cell>
          <table:table-cell office:value-type="float" office:value="0.00176669">
            <text:p>0,00176669</text:p>
          </table:table-cell>
          <table:table-cell office:value-type="float" office:value="0.0067">
            <text:p>0,0067</text:p>
          </table:table-cell>
          <table:table-cell office:value-type="float" office:value="3.10041">
            <text:p>3,10041</text:p>
          </table:table-cell>
          <table:table-cell table:style-name="ce1" office:value-type="string">
            <text:p>1e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0.014227">
            <text:p>0,014227</text:p>
          </table:table-cell>
          <table:table-cell office:value-type="float" office:value="0.0045">
            <text:p>0,0045</text:p>
          </table:table-cell>
          <table:table-cell office:value-type="float" office:value="3.10041">
            <text:p>3,10041</text:p>
          </table:table-cell>
          <table:table-cell office:value-type="float" office:value="0.706627">
            <text:p>0,706627</text:p>
          </table:table-cell>
          <table:table-cell office:value-type="float" office:value="0.5014">
            <text:p>0,501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ndreae_ni</text:p>
          </table:table-cell>
          <table:table-cell table:style-name="ce1" office:value-type="string">
            <text:p>1e-06</text:p>
          </table:table-cell>
          <table:table-cell table:style-name="ce1" office:value-type="string">
            <text:p>1e-06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ylocom_sp</text:p>
          </table:table-cell>
          <table:table-cell office:value-type="float" office:value="0.00225421">
            <text:p>0,00225421</text:p>
          </table:table-cell>
          <table:table-cell office:value-type="float" office:value="0.0045">
            <text:p>0,0045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float" office:value="0.00250016">
            <text:p>0,00250016</text:p>
          </table:table-cell>
          <table:table-cell office:value-type="float" office:value="0.015656">
            <text:p>0,015656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7076">
            <text:p>0,707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float" office:value="0.00523507">
            <text:p>0,00523507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hlorel_el</text:p>
          </table:table-cell>
          <table:table-cell office:value-type="float" office:value="0.0256287">
            <text:p>0,0256287</text:p>
          </table:table-cell>
          <table:table-cell office:value-type="float" office:value="0.0022">
            <text:p>0,0022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0.018062">
            <text:p>0,018062</text:p>
          </table:table-cell>
          <table:table-cell office:value-type="float" office:value="0.002425">
            <text:p>0,002425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0.00521972">
            <text:p>0,00521972</text:p>
          </table:table-cell>
          <table:table-cell office:value-type="float" office:value="0.006006">
            <text:p>0,006006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cchar_ce</text:p>
          </table:table-cell>
          <table:table-cell office:value-type="float" office:value="0.00104699">
            <text:p>0,00104699</text:p>
          </table:table-cell>
          <table:table-cell office:value-type="float" office:value="0.0239">
            <text:p>0,0239</text:p>
          </table:table-cell>
          <table:table-cell office:value-type="float" office:value="3.10041">
            <text:p>3,10041</text:p>
          </table:table-cell>
          <table:table-cell table:style-name="ce1" office:value-type="string">
            <text:p>1e-12</text:p>
          </table:table-cell>
          <table:table-cell office:value-type="float" office:value="0.4722">
            <text:p>0,472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andida_al</text:p>
          </table:table-cell>
          <table:table-cell office:value-type="float" office:value="0.0134732">
            <text:p>0,0134732</text:p>
          </table:table-cell>
          <table:table-cell office:value-type="float" office:value="0.018004">
            <text:p>0,018004</text:p>
          </table:table-cell>
          <table:table-cell office:value-type="float" office:value="3.10041">
            <text:p>3,10041</text:p>
          </table:table-cell>
          <table:table-cell office:value-type="float" office:value="0.469941">
            <text:p>0,469941</text:p>
          </table:table-cell>
          <table:table-cell office:value-type="float" office:value="0.881">
            <text:p>0,88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float" office:value="0.00795155">
            <text:p>0,00795155</text:p>
          </table:table-cell>
          <table:table-cell office:value-type="float" office:value="0.006133">
            <text:p>0,006133</text:p>
          </table:table-cell>
          <table:table-cell office:value-type="float" office:value="3.10041">
            <text:p>3,10041</text:p>
          </table:table-cell>
          <table:table-cell office:value-type="float" office:value="0.370126">
            <text:p>0,370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chizos_po</text:p>
          </table:table-cell>
          <table:table-cell office:value-type="float" office:value="0.0175252">
            <text:p>0,0175252</text:p>
          </table:table-cell>
          <table:table-cell office:value-type="float" office:value="0.0026">
            <text:p>0,0026</text:p>
          </table:table-cell>
          <table:table-cell office:value-type="float" office:value="3.10041">
            <text:p>3,10041</text:p>
          </table:table-cell>
          <table:table-cell office:value-type="float" office:value="0.489908">
            <text:p>0,489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0.0127047">
            <text:p>0,0127047</text:p>
          </table:table-cell>
          <table:table-cell office:value-type="float" office:value="0.0133">
            <text:p>0,0133</text:p>
          </table:table-cell>
          <table:table-cell office:value-type="float" office:value="3.10041">
            <text:p>3,10041</text:p>
          </table:table-cell>
          <table:table-cell office:value-type="float" office:value="0.356161">
            <text:p>0,356161</text:p>
          </table:table-cell>
          <table:table-cell office:value-type="float" office:value="0.4698">
            <text:p>0,469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ryptoc_ne</text:p>
          </table:table-cell>
          <table:table-cell office:value-type="float" office:value="0.0461243">
            <text:p>0,0461243</text:p>
          </table:table-cell>
          <table:table-cell office:value-type="float" office:value="0.008014">
            <text:p>0,008014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3837">
            <text:p>0,383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0.0220085">
            <text:p>0,0220085</text:p>
          </table:table-cell>
          <table:table-cell office:value-type="float" office:value="0.0174">
            <text:p>0,0174</text:p>
          </table:table-cell>
          <table:table-cell office:value-type="float" office:value="3.10041">
            <text:p>3,10041</text:p>
          </table:table-cell>
          <table:table-cell office:value-type="float" office:value="0.472851">
            <text:p>0,472851</text:p>
          </table:table-cell>
          <table:table-cell office:value-type="float" office:value="0.4969">
            <text:p>0,496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0.00780001">
            <text:p>0,00780001</text:p>
          </table:table-cell>
          <table:table-cell office:value-type="float" office:value="0.009305">
            <text:p>0,009305</text:p>
          </table:table-cell>
          <table:table-cell office:value-type="float" office:value="3.10041">
            <text:p>3,10041</text:p>
          </table:table-cell>
          <table:table-cell table:style-name="ce1" office:value-type="string">
            <text:p>1e-12</text:p>
          </table:table-cell>
          <table:table-cell office:value-type="float" office:value="0.4991">
            <text:p>0,499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rosoph_me</text:p>
          </table:table-cell>
          <table:table-cell office:value-type="float" office:value="0.0659548">
            <text:p>0,0659548</text:p>
          </table:table-cell>
          <table:table-cell office:value-type="float" office:value="0.0492">
            <text:p>0,0492</text:p>
          </table:table-cell>
          <table:table-cell office:value-type="float" office:value="3.10041">
            <text:p>3,10041</text:p>
          </table:table-cell>
          <table:table-cell office:value-type="float" office:value="0.243313">
            <text:p>0,243313</text:p>
          </table:table-cell>
          <table:table-cell office:value-type="float" office:value="0.6024">
            <text:p>0,602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enorh_el</text:p>
          </table:table-cell>
          <table:table-cell office:value-type="float" office:value="0.0982167">
            <text:p>0,0982167</text:p>
          </table:table-cell>
          <table:table-cell office:value-type="float" office:value="0.02218">
            <text:p>0,02218</text:p>
          </table:table-cell>
          <table:table-cell office:value-type="float" office:value="3.10041">
            <text:p>3,10041</text:p>
          </table:table-cell>
          <table:table-cell office:value-type="float" office:value="0.592609">
            <text:p>0,592609</text:p>
          </table:table-cell>
          <table:table-cell office:value-type="float" office:value="0.5771">
            <text:p>0,577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0.0157987">
            <text:p>0,0157987</text:p>
          </table:table-cell>
          <table:table-cell office:value-type="float" office:value="0.016442">
            <text:p>0,016442</text:p>
          </table:table-cell>
          <table:table-cell office:value-type="float" office:value="3.10041">
            <text:p>3,10041</text:p>
          </table:table-cell>
          <table:table-cell office:value-type="float" office:value="0.592609">
            <text:p>0,592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irardi_ti</text:p>
          </table:table-cell>
          <table:table-cell office:value-type="float" office:value="0.0583354">
            <text:p>0,0583354</text:p>
          </table:table-cell>
          <table:table-cell office:value-type="float" office:value="0.0799">
            <text:p>0,0799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2382">
            <text:p>0,238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0.00477164">
            <text:p>0,00477164</text:p>
          </table:table-cell>
          <table:table-cell office:value-type="float" office:value="0.1012">
            <text:p>0,1012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5675">
            <text:p>0,567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ranchi_fl</text:p>
          </table:table-cell>
          <table:table-cell office:value-type="float" office:value="0.0608311">
            <text:p>0,0608311</text:p>
          </table:table-cell>
          <table:table-cell office:value-type="float" office:value="0.011569">
            <text:p>0,011569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omo_sa</text:p>
          </table:table-cell>
          <table:table-cell office:value-type="float" office:value="0.0226745">
            <text:p>0,0226745</text:p>
          </table:table-cell>
          <table:table-cell office:value-type="float" office:value="0.0613">
            <text:p>0,0613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0.4143">
            <text:p>0,414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atimer_ch</text:p>
          </table:table-cell>
          <table:table-cell office:value-type="float" office:value="0.00493645">
            <text:p>0,00493645</text:p>
          </table:table-cell>
          <table:table-cell office:value-type="float" office:value="0.006045">
            <text:p>0,006045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float" office:value="0.00209475">
            <text:p>0,00209475</text:p>
          </table:table-cell>
          <table:table-cell office:value-type="float" office:value="0.076">
            <text:p>0,076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0.8141">
            <text:p>0,814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qualus_ac</text:p>
          </table:table-cell>
          <table:table-cell office:value-type="float" office:value="0.00259509">
            <text:p>0,00259509</text:p>
          </table:table-cell>
          <table:table-cell office:value-type="float" office:value="0.0284">
            <text:p>0,0284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0.8611">
            <text:p>0,861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float" office:value="0.0383448">
            <text:p>0,0383448</text:p>
          </table:table-cell>
          <table:table-cell office:value-type="float" office:value="0.0068">
            <text:p>0,0068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table:style-name="ce1" office:value-type="string">
            <text:p>1e-06</text:p>
          </table:table-cell>
          <table:table-cell office:value-type="float" office:value="0.00288">
            <text:p>0,00288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iona_in</text:p>
          </table:table-cell>
          <table:table-cell office:value-type="float" office:value="0.0192929">
            <text:p>0,0192929</text:p>
          </table:table-cell>
          <table:table-cell office:value-type="float" office:value="0.0027">
            <text:p>0,0027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0.00585313">
            <text:p>0,00585313</text:p>
          </table:table-cell>
          <table:table-cell office:value-type="float" office:value="0.046803">
            <text:p>0,046803</text:p>
          </table:table-cell>
          <table:table-cell office:value-type="float" office:value="3.10041">
            <text:p>3,10041</text:p>
          </table:table-cell>
          <table:table-cell office:value-type="float" office:value="0.807212">
            <text:p>0,807212</text:p>
          </table:table-cell>
          <table:table-cell office:value-type="float" office:value="0.6898">
            <text:p>0,68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0.0901585">
            <text:p>0,0901585</text:p>
          </table:table-cell>
          <table:table-cell office:value-type="float" office:value="0.000382">
            <text:p>0,000382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0.0293116">
            <text:p>0,0293116</text:p>
          </table:table-cell>
          <table:table-cell office:value-type="float" office:value="0.0242">
            <text:p>0,0242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7285">
            <text:p>0,728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uillar_th</text:p>
          </table:table-cell>
          <table:table-cell office:value-type="float" office:value="0.0264324">
            <text:p>0,0264324</text:p>
          </table:table-cell>
          <table:table-cell office:value-type="float" office:value="0.007637">
            <text:p>0,007637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0.0143897">
            <text:p>0,0143897</text:p>
          </table:table-cell>
          <table:table-cell office:value-type="float" office:value="0.098791">
            <text:p>0,098791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5148">
            <text:p>0,514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elidiu_ca</text:p>
          </table:table-cell>
          <table:table-cell table:style-name="ce1" office:value-type="string">
            <text:p>1e-06</text:p>
          </table:table-cell>
          <table:table-cell office:value-type="float" office:value="0.036475">
            <text:p>0,036475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0787">
            <text:p>0,078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nikusa_pr</text:p>
          </table:table-cell>
          <table:table-cell table:style-name="ce1" office:value-type="string">
            <text:p>1e-06</text:p>
          </table:table-cell>
          <table:table-cell office:value-type="float" office:value="0.0197">
            <text:p>0,0197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.1935">
            <text:p>0,193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float" office:value="0.0106772">
            <text:p>0,0106772</text:p>
          </table:table-cell>
          <table:table-cell office:value-type="float" office:value="0.023984">
            <text:p>0,023984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racila_ve</text:p>
          </table:table-cell>
          <table:table-cell office:value-type="float" office:value="0.0112944">
            <text:p>0,0112944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float" office:value="0.0670849">
            <text:p>0,0670849</text:p>
          </table:table-cell>
          <table:table-cell office:value-type="float" office:value="0">
            <text:p>0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float" office:value="0.0245645">
            <text:p>0,0245645</text:p>
          </table:table-cell>
          <table:table-cell office:value-type="float" office:value="0.009973">
            <text:p>0,009973</text:p>
          </table:table-cell>
          <table:table-cell office:value-type="float" office:value="3.10041">
            <text:p>3,10041</text:p>
          </table:table-cell>
          <table:table-cell office:value-type="float" office:value="0.373814">
            <text:p>0,373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iardia_in</text:p>
          </table:table-cell>
          <table:table-cell office:value-type="float" office:value="0.0429764">
            <text:p>0,0429764</text:p>
          </table:table-cell>
          <table:table-cell office:value-type="float" office:value="0.0123">
            <text:p>0,0123</text:p>
          </table:table-cell>
          <table:table-cell office:value-type="float" office:value="3.10041">
            <text:p>3,10041</text:p>
          </table:table-cell>
          <table:table-cell office:value-type="float" office:value="0.90811">
            <text:p>0,90811</text:p>
          </table:table-cell>
          <table:table-cell office:value-type="float" office:value="0.1002">
            <text:p>0,100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iardia_ar</text:p>
          </table:table-cell>
          <table:table-cell office:value-type="float" office:value="0.0669028">
            <text:p>0,0669028</text:p>
          </table:table-cell>
          <table:table-cell office:value-type="float" office:value="0.069266">
            <text:p>0,069266</text:p>
          </table:table-cell>
          <table:table-cell office:value-type="float" office:value="3.10041">
            <text:p>3,10041</text:p>
          </table:table-cell>
          <table:table-cell office:value-type="float" office:value="0.656654">
            <text:p>0,656654</text:p>
          </table:table-cell>
          <table:table-cell office:value-type="float" office:value="0.4667">
            <text:p>0,466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0.272051">
            <text:p>0,272051</text:p>
          </table:table-cell>
          <table:table-cell office:value-type="float" office:value="0.025279">
            <text:p>0,025279</text:p>
          </table:table-cell>
          <table:table-cell office:value-type="float" office:value="3.10041">
            <text:p>3,10041</text:p>
          </table:table-cell>
          <table:table-cell office:value-type="float" office:value="0.90811">
            <text:p>0,90811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float" office:value="0.0210466">
            <text:p>0,0210466</text:p>
          </table:table-cell>
          <table:table-cell office:value-type="float" office:value="0.0586">
            <text:p>0,0586</text:p>
          </table:table-cell>
          <table:table-cell office:value-type="float" office:value="3.10041">
            <text:p>3,10041</text:p>
          </table:table-cell>
          <table:table-cell office:value-type="float" office:value="0.90811">
            <text:p>0,90811</text:p>
          </table:table-cell>
          <table:table-cell office:value-type="float" office:value="0.9862">
            <text:p>0,986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rypano_cr</text:p>
          </table:table-cell>
          <table:table-cell table:style-name="ce1" office:value-type="string">
            <text:p>1e-06</text:p>
          </table:table-cell>
          <table:table-cell office:value-type="float" office:value="0.0684">
            <text:p>0,0684</text:p>
          </table:table-cell>
          <table:table-cell office:value-type="float" office:value="3.10041">
            <text:p>3,10041</text:p>
          </table:table-cell>
          <table:table-cell office:value-type="float" office:value="0.378426">
            <text:p>0,378426</text:p>
          </table:table-cell>
          <table:table-cell office:value-type="float" office:value="0.7149">
            <text:p>0,71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rypano_br</text:p>
          </table:table-cell>
          <table:table-cell office:value-type="float" office:value="0.00876249">
            <text:p>0,00876249</text:p>
          </table:table-cell>
          <table:table-cell office:value-type="float" office:value="0.416667">
            <text:p>0,416667</text:p>
          </table:table-cell>
          <table:table-cell office:value-type="float" office:value="3.10041">
            <text:p>3,10041</text:p>
          </table:table-cell>
          <table:table-cell office:value-type="float" office:value="0.378426">
            <text:p>0,378426</text:p>
          </table:table-cell>
          <table:table-cell office:value-type="float" office:value="0.8692">
            <text:p>0,86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float" office:value="0.132618">
            <text:p>0,132618</text:p>
          </table:table-cell>
          <table:table-cell office:value-type="float" office:value="0.03264">
            <text:p>0,03264</text:p>
          </table:table-cell>
          <table:table-cell office:value-type="float" office:value="3.10041">
            <text:p>3,10041</text:p>
          </table:table-cell>
          <table:table-cell office:value-type="float" office:value="0.378426">
            <text:p>0,378426</text:p>
          </table:table-cell>
          <table:table-cell office:value-type="float" office:value="0.8656">
            <text:p>0,865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uglena_gr</text:p>
          </table:table-cell>
          <table:table-cell office:value-type="float" office:value="0.145929">
            <text:p>0,145929</text:p>
          </table:table-cell>
          <table:table-cell office:value-type="float" office:value="0.0048">
            <text:p>0,0048</text:p>
          </table:table-cell>
          <table:table-cell office:value-type="float" office:value="3.10041">
            <text:p>3,10041</text:p>
          </table:table-cell>
          <table:table-cell office:value-type="float" office:value="0.610885">
            <text:p>0,610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0.0885598">
            <text:p>0,0885598</text:p>
          </table:table-cell>
          <table:table-cell office:value-type="float" office:value="0.0044">
            <text:p>0,0044</text:p>
          </table:table-cell>
          <table:table-cell office:value-type="float" office:value="3.10041">
            <text:p>3,10041</text:p>
          </table:table-cell>
          <table:table-cell office:value-type="float" office:value="0.610885">
            <text:p>0,610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0.0305753">
            <text:p>0,0305753</text:p>
          </table:table-cell>
          <table:table-cell office:value-type="float" office:value="0.141744">
            <text:p>0,141744</text:p>
          </table:table-cell>
          <table:table-cell office:value-type="float" office:value="3.10041">
            <text:p>3,10041</text:p>
          </table:table-cell>
          <table:table-cell office:value-type="float" office:value="0.90811">
            <text:p>0,90811</text:p>
          </table:table-cell>
          <table:table-cell office:value-type="float" office:value="0.3482">
            <text:p>0,348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Entamoe_hi</text:p>
          </table:table-cell>
          <table:table-cell office:value-type="float" office:value="0.111632">
            <text:p>0,111632</text:p>
          </table:table-cell>
          <table:table-cell office:value-type="float" office:value="0.1412">
            <text:p>0,1412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6301">
            <text:p>0,630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ictyos_di</text:p>
          </table:table-cell>
          <table:table-cell office:value-type="float" office:value="0.0923802">
            <text:p>0,0923802</text:p>
          </table:table-cell>
          <table:table-cell office:value-type="float" office:value="0.085485">
            <text:p>0,085485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451">
            <text:p>0,45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/>
          <table:table-cell table:style-name="ce1" office:value-type="string">
            <text:p>1e-06</text:p>
          </table:table-cell>
          <table:table-cell office:value-type="float" office:value="0.03734">
            <text:p>0,03734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/>
          <table:table-cell table:style-name="ce1" office:value-type="string">
            <text:p>1.31213e-12</text:p>
          </table:table-cell>
          <table:table-cell office:value-type="float" office:value="1.29415">
            <text:p>1,29415</text:p>
          </table:table-cell>
          <table:table-cell office:value-type="float" office:value="3.10041">
            <text:p>3,10041</text:p>
          </table:table-cell>
          <table:table-cell office:value-type="float" office:value="0.716118">
            <text:p>0,716118</text:p>
          </table:table-cell>
          <table:table-cell office:value-type="float" office:value="0.5604">
            <text:p>0,560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21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8T21:54:46</dc:date>
    <dc:creator>Julien Dutheil</dc:creator>
    <meta:document-statistic meta:table-count="1" meta:cell-count="1192" meta:object-count="0"/>
    <meta:generator>OpenOffice.org/3.2$Linux OpenOffice.org_project/320m19$Build-9505</meta:generator>
  </office:meta>
</office:document-meta>
</file>